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5cm"/>
    </style:style>
    <style:style style:name="co2" style:family="table-column">
      <style:table-column-properties fo:break-before="auto" style:column-width="13.9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Nome tabela banco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geral" xlink:type="simple">Balanço de Energia do DESSEM - Geral</text:a></text:p>
          </table:table-cell>
          <table:table-cell table:style-name="ce3" office:value-type="string" calcext:value-type="string">
            <text:p>BALANCO_ENERGIA_DESSEM_GERAL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detalhe" xlink:type="simple">Balanço de Energia do DESSEM - Detalhado</text:a></text:p>
          </table:table-cell>
          <table:table-cell table:style-name="ce3" office:value-type="string" calcext:value-type="string">
            <text:p>BALANCO_ENERGIA_DESSEM_DETALHADO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-energia-subsistema" xlink:type="simple">Balanço de Energia nos Subsistemas</text:a></text:p>
          </table:table-cell>
          <table:table-cell table:style-name="ce3" office:value-type="string" calcext:value-type="string">
            <text:p>BALANCO_ENERGIA_SUBSISTEMA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geracao" xlink:type="simple">Capacidade Instalada de Geraç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pacidade-transformacao" xlink:type="simple">Capacidade de Transformação da Rede Básic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rga-energia" xlink:type="simple">Carga de Energia Di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rga-mensal" xlink:type="simple">Carga de Energia Mens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rga-energia-programada" xlink:type="simple">Carga de Energia Programad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rga-energia-verificada" xlink:type="simple">Carga de Energia Verificad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argaglobal-roraima" xlink:type="simple">Carga Global de Roraim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mo-semanal" xlink:type="simple">CMO Seman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mo-semi-horario" xlink:type="simple">CMO Semi-Horári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urva-carga" xlink:type="simple">Curva de Carga Hor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cvu-usitermica" xlink:type="simple">CVU das Usinas Térmic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bacia_contorno" xlink:type="simple">Contornos das Bacias Hidrográfic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dados-hidrologicos-res" xlink:type="simple">Dados Hidrológicos de Reservatórios - Base Di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dados_hidrologicos_ho" xlink:type="simple">Dados Hidrológicos de Reservatórios - Base Hor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_volumeespera" xlink:type="simple">Dados Hidrológicos - Volume de Espera Recomenda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programacao_fluxo_controlado" xlink:type="simple">Dados dos Programados dos Elementos de Fluxo Controla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programacao_x_previsao" xlink:type="simple">Dados dos Valores da Previsão Versus Programado - Eólicas e Solar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programacao_diaria" xlink:type="simple">Dados dos Valores da Programação Di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disponibilidade_usina" xlink:type="simple">Disponibilidade de Usin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ar-diario-por-bacia" xlink:type="simple">EAR Diário por Bac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ar-diario-por-ree-reservatorio-equivalente-de-energia" xlink:type="simple">EAR Diário por REE - Reservatório Equivalente de Energ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ar-diario-por-reservatorio" xlink:type="simple">EAR Diário por Reservatóri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ar-diario-por-subsistema" xlink:type="simple">EAR Diário por Subsistem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na-diario-por-bacia" xlink:type="simple">ENA Diário por Bac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na-diario-por-ree-reservatorio-equivalente-de-energia" xlink:type="simple">ENA Diário por REE - Reservatório Equivalente de Energ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na-diario-por-reservatorio" xlink:type="simple">ENA Diário por Reservatóri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na-diario-por-subsistema" xlink:type="simple">ENA Diário por Subsistem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nergia-vertida-turbinavel" xlink:type="simple">Energia Vertida Turbináve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equipamento-controle-reativo" xlink:type="simple">Equipamentos de Controle de Reativos da Rede de Operaç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fator-capacidade-2" xlink:type="simple">Fator de Capacidade de Geração Eólica e So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eracao-exportacao-internacional" xlink:type="simple">Geração Comercial Para Exportação Internacion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eracao-usina-2" xlink:type="simple">Geração por Usina em Base Horá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eracao-termica-despacho-2" xlink:type="simple">Geração Térmica por Motivo de Despach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randezas_fluviometricas" xlink:type="simple">Grandezas Fluviométric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mportacaoenergia-comercial-2" xlink:type="simple">Importação de Energia na Modalidade Comercial por Bloc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atls" xlink:type="simple">Indicadores de Confiabilidade da Rede Básica: ATLS – Atendimento aos Limites Sistêmico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ccal" xlink:type="simple">Indicadores de Confiabilidade da Rede Básica: CCAL - Controle de Carregamento de Linhas de Transmiss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ccat" xlink:type="simple">Indicadores de Confiabilidade da Rede Básica: CCAT – Controle de Carregamento de Transformador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ciper" xlink:type="simple">Indicadores de Confiabilidade da Rede Básica: CIPER – Carga Interrompida por Perturbaçõ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roups/ind_confiarb_dreq_freq" xlink:type="simple">Indicadores de Confiabilidade da Rede Básica: DREQ, FREQ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energianaosuprida" xlink:type="simple">Indicadores de Confiabilidade da Rede Básica: ENS – Energia Não Suprid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robustez" xlink:type="simple">Indicadores de Confiabilidade da Rede Básica: Robustez – RMAL, RMCS, RRB E RRBC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confiarb_severidade" xlink:type="simple">Indicadores de Confiabilidade da Rede Básica: SM - Severidade das Perturbaçõ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providencia_ecpa_pcpa" xlink:type="simple">Indicadores de Cumprimento de Providências: ECPA E PCP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-disponibilidade-geracao-sin" xlink:type="simple">Indicadores de Disponibilidade de Função Geração para o SIN – Base Mens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disponibilidade_ft_reativo" xlink:type="simple">Indicadores de Disponibilidade de Função Transmissão – Equipamentos de Controle de Reativ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disponibilidade_ft_conversor" xlink:type="simple">Indicadores de Disponibilidade de Função Transmissão – Conversor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disponibilidade_ft_trlt" xlink:type="simple">Indicadores de Disponibilidade de Função Transmissão – Linhas de Transmissão e Transformador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disponibilidade_fgeracao_uge_anual" xlink:type="simple">Indicadores de Desempenho das Funções Geração por Unidade Geradora em Base Anu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disponibilidade_fgeracao_uge_mensal" xlink:type="simple">Indicadores de Desempenho das Funções Geração por Unidade Geradora em Base Mens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qualid_dfd_evento" xlink:type="simple">Indicadores de Qualidade de Energia da Rede Básica: DFD – Desempenho da Frequência em Distúrbios por Even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qualid_dfd_meano" xlink:type="simple">Indicadores de Qualidade de Energia da Rede Básica: DFD – Desempenho da Frequência em Distúrbios - Mensal e Anu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d_qualid_dfp_regime" xlink:type="simple">Indicadores de Qualidade de Energia da Rede Básica: DFP – Desempenho da Frequência em Regime Permanen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tercambio-nacional" xlink:type="simple">Intercâmbios Entre Subsistem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tercambio-internacional" xlink:type="simple">Intercâmbio do SIN com Outros País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intercambio_modalidade" xlink:type="simple">Intercâmbio de Energia por Modalidad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linha-transmissao" xlink:type="simple">Linhas de Transmissão da Rede de Operaç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modalidade-usina" xlink:type="simple">Modalidade de Operação de Usi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ofertapreco-importacao" xlink:type="simple">Ofertas de Preço para Importaç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usina_conjunto" xlink:type="simple">Relacionamento Entre Conjuntos e Usin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usina_pqu" xlink:type="simple">Relacionamento Entre Grupos de Pequenas Usinas e Usin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ervatorio" xlink:type="simple">Reservatório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tricao_coff_eolica_usi" xlink:type="simple">Restrição de Operação por Constrained-off de Usinas Eólic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tricao_coff_eolica_detail" xlink:type="simple">Restrição de Operação por Constrained-off de Usinas Eólicas - Detalhamento por Usi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tricao_coff_fotovoltaica" xlink:type="simple">Restrição de Operação por Constrained-off de Usinas Fotovoltaic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restricao_coff_fotovoltaica_detail" xlink:type="simple">Restrição de Operação por Constrained-off de Usinas Fotovoltaicas - Detalhamento por Usi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subestacao" xlink:type="simple">Subestação da Rede de Operaçã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taxa_teif_teip" xlink:type="simple">Taxas TEIFa e TEIP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23:03:22.7468842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9:35:53.763957177</meta:creation-date>
    <dc:date>2025-07-10T23:02:52.015330171</dc:date>
    <meta:editing-duration>PT3H16M34S</meta:editing-duration>
    <meta:editing-cycles>1</meta:editing-cycles>
    <meta:generator>LibreOffice/25.2.2.2$Linux_X86_64 LibreOffice_project/520$Build-2</meta:generator>
    <meta:document-statistic meta:table-count="1" meta:cell-count="76" meta:object-count="0"/>
  </office:meta>
</office:document-meta>
</file>